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scadia code" svg:font-family="'cascadia code', Consolas, 'Courier New', monospace"/>
    <style:font-face style:name="Arial1" svg:font-family="Arial" style:font-family-generic="swiss"/>
    <style:font-face style:name="Calibri" svg:font-family="Calibri" style:font-family-generic="swiss"/>
    <style:font-face style:name="Segoe UI2" svg:font-family="'Segoe UI'" style:font-family-generic="swiss"/>
    <style:font-face style:name="Segoe UI1" svg:font-family="'Segoe UI'" style:font-adornments="Bold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Segoe UI" svg:font-family="'Segoe UI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252in" style:type="right"/>
        </style:tab-stops>
      </style:paragraph-properties>
      <style:text-properties officeooo:paragraph-rsid="008aa2d1"/>
    </style:style>
    <style:style style:name="P2" style:family="paragraph" style:parent-style-name="Heading_20_2">
      <style:text-properties officeooo:rsid="04bb4d07" officeooo:paragraph-rsid="04bb4d07"/>
    </style:style>
    <style:style style:name="P3" style:family="paragraph" style:parent-style-name="Heading_20_3">
      <style:text-properties officeooo:rsid="04bc9484" officeooo:paragraph-rsid="04bc9484"/>
    </style:style>
    <style:style style:name="P4" style:family="paragraph" style:parent-style-name="Text_20_body">
      <style:text-properties officeooo:rsid="04bb4d07" officeooo:paragraph-rsid="04bb4d07"/>
    </style:style>
    <style:style style:name="P5" style:family="paragraph" style:parent-style-name="Text_20_body" style:list-style-name="L12">
      <style:text-properties officeooo:rsid="04bb4d07" officeooo:paragraph-rsid="04bb4d07"/>
    </style:style>
    <style:style style:name="P6" style:family="paragraph" style:parent-style-name="Text_20_body">
      <style:text-properties officeooo:paragraph-rsid="04bb4d07"/>
    </style:style>
    <style:style style:name="P7" style:family="paragraph" style:parent-style-name="Text_20_body">
      <style:text-properties officeooo:rsid="04bc9484" officeooo:paragraph-rsid="04bc9484"/>
    </style:style>
    <style:style style:name="T1" style:family="text">
      <style:text-properties style:font-name="Noto Sans" fo:font-size="12pt" officeooo:rsid="0322ef9b"/>
    </style:style>
    <style:style style:name="T2" style:family="text">
      <style:text-properties style:font-name="Noto Sans" fo:font-size="12pt" officeooo:rsid="04bb4d07"/>
    </style:style>
    <style:style style:name="T3" style:family="text">
      <style:text-properties style:font-name="Noto Sans" fo:font-size="12pt" fo:font-weight="bold" style:font-weight-asian="bold" style:font-weight-complex="bold"/>
    </style:style>
    <style:style style:name="T4" style:family="text">
      <style:text-properties style:font-name="Noto Sans" fo:font-size="12pt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4bb4d07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Video Tag</text:h>
      <text:p text:style-name="P4"><text:span text:style-name="T10">Use the HTML </text:span><text:a xlink:type="simple" xlink:href="https://developer.mozilla.org/en-US/docs/Web/HTML/Element/video" text:style-name="Internet_20_link" text:visited-style-name="Visited_20_Internet_20_Link"><text:span text:style-name="T10">&lt;video&gt;</text:span></text:a><text:span text:style-name="T10"> tag. <text:s/></text:span></text:p>
      <text:p text:style-name="P6"><text:span text:style-name="T11">NOTE that in React, attributes must be in camelCase:</text:span></text:p>
      <text:list xml:id="list667662386" text:style-name="L12">
        <text:list-item>
          <text:p text:style-name="P5"><text:span text:style-name="T10">autoplay =&gt; autoPlay</text:span></text:p>
        </text:list-item>
        <text:list-item>
          <text:p text:style-name="P5"><text:span text:style-name="T10">controls-list =&gt; controlsList</text:span></text:p>
        </text:list-item>
      </text:list>
      <text:h text:style-name="Heading_20_3" text:outline-level="3">Prevent downloading of video file</text:h>
      <text:p text:style-name="P4">Set <text:span text:style-name="T8">controlsList=’nodownload’</text:span></text:p>
      <text:h text:style-name="P3" text:outline-level="3">Set Time to Start and Stop</text:h>
      <text:p text:style-name="P7">Add <text:span text:style-name="T5">#t=</text:span><text:span text:style-name="T3">start,stop </text:span><text:span text:style-name="T4">(in seconds) to the URL.</text:span></text:p>
      <text:p text:style-name="_5f_OOoComputerCode">src="<text:a xlink:type="simple" xlink:href="https://firebasestorage.googleapis.com/v0/b/the...f93c1a9a#t=15,30" text:style-name="Internet_20_link" text:visited-style-name="Visited_20_Internet_20_Link">https://firebasestorage.googleapis.com/v0/b/the...f93c1a9a</text:a><text:a xlink:type="simple" xlink:href="https://firebasestorage.googleapis.com/v0/b/the...f93c1a9a#t=15,30" text:style-name="Internet_20_link" text:visited-style-name="Visited_20_Internet_20_Link"><text:span text:style-name="T5">#t=15,30</text:span></text:a>"</text:p>
      <text:p text:style-name="P7">Can set <text:span text:style-name="T8">@t=,30 </text:span><text:span text:style-name="T12">(start at the beginning and end at 30 seconds)</text:span></text:p>
      <text:p text:style-name="P7"><text:span text:style-name="T12">Or </text:span><text:span text:style-name="T8">#t=10 </text:span><text:span text:style-name="T12">(start at 10 seconds and go to the end).</text:span></text:p>
      <text:h text:style-name="P3" text:outline-level="3">Show Controls</text:h>
      <text:p text:style-name="P7">Add attribute <text:span text:style-name="T8">controls</text:span><text:span text:style-name="T12">.</text:span></text:p>
      <text:h text:style-name="P3" text:outline-level="3">Preload</text:h>
      <text:p text:style-name="P7">The <text:span text:style-name="T8">preload</text:span><text:span text:style-name="T12"> attribute can be set to </text:span><text:span text:style-name="T8">preload=’none’</text:span><text:span text:style-name="T9"> </text:span><text:span text:style-name="T12">=&gt; no preloading (default)</text:span></text:p>
      <text:p text:style-name="P7"><text:span text:style-name="T12">Use </text:span><text:span text:style-name="T8">preload=’metadata’</text:span><text:span text:style-name="T12"> to just load the metadata and first frame (if no </text:span><text:span text:style-name="T8">poster</text:span><text:span text:style-name="T12"> is provided)</text:span></text:p>
      <text:p text:style-name="P7"><text:span text:style-name="T12">Use </text:span><text:span text:style-name="T8"><text:s/>preload=’auto’</text:span><text:span text:style-name="T12"> =&gt; start loading as soon as the page load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scadia code" svg:font-family="'cascadia code', Consolas, 'Courier New', monospace"/>
    <style:font-face style:name="Arial1" svg:font-family="Arial" style:font-family-generic="swiss"/>
    <style:font-face style:name="Calibri" svg:font-family="Calibri" style:font-family-generic="swiss"/>
    <style:font-face style:name="Segoe UI2" svg:font-family="'Segoe UI'" style:font-family-generic="swiss"/>
    <style:font-face style:name="Segoe UI1" svg:font-family="'Segoe UI'" style:font-adornments="Bold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ource Code Pro" svg:font-family="'Source Code Pr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Segoe UI" svg:font-family="'Segoe UI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402in" style:contextual-spacing="false" fo:line-height="100%"/>
      <style:text-properties style:font-name="Noto Sans" fo:font-family="'Noto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Segoe UI" fo:font-family="'Segoe UI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8in" fo:margin-bottom="0.0201in" style:contextual-spacing="false" fo:text-indent="0.1799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in" fo:margin-bottom="0.0799in" style:contextual-spacing="false"/>
      <style:text-properties style:font-name="Liberation Serif" fo:font-family="'Liberation Serif'" style:font-family-generic="roman" style:font-pitch="variable" fo:font-size="20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_5f_code" style:display-name="_code" style:family="paragraph">
      <style:paragraph-properties fo:margin-left="0in" fo:margin-right="0in" fo:margin-top="0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Segoe UI1" fo:font-family="'Segoe UI'" style:font-style-name="Bold" style:font-family-generic="swiss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Segoe UI1" fo:font-family="'Segoe UI'" style:font-style-name="Bold" style:font-family-generic="swiss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Segoe UI1" fo:font-family="'Segoe UI'" style:font-style-name="Bold" style:font-family-generic="swiss" fo:font-size="8pt" fo:font-weight="bold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Segoe UI1" fo:font-family="'Segoe UI'" style:font-style-name="Bold" style:font-family-generic="swiss" fo:font-size="8pt" fo:font-weight="bold" style:letter-kerning="false"/>
    </style:style>
    <style:style style:name="_5f_OOoComputerCode" style:display-name="_OOoComputerCode" style:family="paragraph" style:next-style-name="Text_20_body" style:master-page-name="">
      <style:paragraph-properties fo:margin-left="0.2in" fo:margin-right="0in" fo:margin-top="0in" fo:margin-bottom="0in" style:contextual-spacing="false" fo:text-indent="0in" style:auto-text-indent="false" style:page-number="auto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fo:color="#3465a4" loext:opacity="100%" style:font-name="Source Code Pro" fo:font-family="'Source Code Pro'" style:font-style-name="Italic" style:font-family-generic="modern" style:font-pitch="fixed" fo:font-size="12pt" fo:font-style="italic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Segoe UI2" fo:font-family="'Segoe UI'" style:font-family-generic="swiss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Segoe UI2" fo:font-family="'Segoe UI'" style:font-family-generic="swiss" fo:font-size="9pt" style:letter-kerning="false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style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Segoe UI2" fo:font-family="'Segoe UI'" style:font-family-generic="swiss" fo:font-size="9pt" style:letter-kern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OoComputerCode" style:family="text">
      <style:text-properties fo:color="#000000" loext:opacity="100%" style:font-name="Segoe UI2" fo:font-family="'Segoe UI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252in" style:type="right"/>
        </style:tab-stops>
      </style:paragraph-properties>
      <style:text-properties officeooo:paragraph-rsid="008aa2d1"/>
    </style:style>
    <style:style style:name="MT1" style:family="text">
      <style:text-properties style:font-name="Noto Sans" fo:font-size="12pt" officeooo:rsid="04bb4d07"/>
    </style:style>
    <style:style style:name="MT2" style:family="text">
      <style:text-properties style:font-name="Noto Sans" fo:font-size="12pt" officeooo:rsid="0322ef9b"/>
    </style:style>
    <style:page-layout style:name="Mpm1">
      <style:page-layout-properties fo:page-width="8.5in" fo:page-height="11in" style:num-format="1" style:print-orientation="portrait" fo:margin-top="0.4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tness-demo App Notes</text:span><text:span text:style-name="MT2"><text:tab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02T12:16:30.656000000</meta:creation-date>
    <meta:generator>LibreOffice/7.0.5.2$Windows_X86_64 LibreOffice_project/64390860c6cd0aca4beafafcfd84613dd9dfb63a</meta:generator>
    <dc:date>2021-05-12T20:08:50.162000000</dc:date>
    <meta:editing-duration>P8DT5H42M51S</meta:editing-duration>
    <meta:editing-cycles>241</meta:editing-cycles>
    <meta:document-statistic meta:table-count="0" meta:image-count="0" meta:object-count="0" meta:page-count="1" meta:paragraph-count="19" meta:word-count="115" meta:character-count="747" meta:non-whitespace-character-count="649"/>
  </office:meta>
</office:document-meta>
</file>